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3.894cm" table:align="left"/>
    </style:style>
    <style:style style:name="Tabla1.A" style:family="table-column">
      <style:table-column-properties style:column-width="13.894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officeooo:paragraph-rsid="00129e38" style:text-blinking="false" fo:background-color="transparent"/>
    </style:style>
    <style:style style:name="P3" style:family="paragraph" style:parent-style-name="Table_20_Contents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officeooo:rsid="000a1926" officeooo:paragraph-rsid="00129e38" style:text-blinking="false" fo:background-color="transparent"/>
    </style:style>
    <style:style style:name="P4" style:family="paragraph" style:parent-style-name="Table_20_Contents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officeooo:rsid="000a1926" officeooo:paragraph-rsid="00144818" style:text-blinking="false" fo:background-color="transparent"/>
    </style:style>
    <style:style style:name="P5" style:family="paragraph" style:parent-style-name="Table_20_Contents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officeooo:rsid="00144818" officeooo:paragraph-rsid="00144818" style:text-blinking="false" fo:background-color="transparent"/>
    </style:style>
    <style:style style:name="P6" style:family="paragraph" style:parent-style-name="Table_20_Contents">
      <style:text-properties officeooo:rsid="000a1926" officeooo:paragraph-rsid="00129e38"/>
    </style:style>
    <style:style style:name="P7" style:family="paragraph" style:parent-style-name="Table_20_Contents">
      <style:text-properties officeooo:paragraph-rsid="00129e38"/>
    </style:style>
    <style:style style:name="P8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normal" officeooo:paragraph-rsid="00129e38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9e38" style:text-blinking="false" fo:background-color="transparent"/>
    </style:style>
    <style:style style:name="T1" style:family="text">
      <style:text-properties officeooo:rsid="00129e38"/>
    </style:style>
    <style:style style:name="T2" style:family="text">
      <style:text-properties fo:color="#000000" fo:font-size="11pt"/>
    </style:style>
    <style:style style:name="T3" style:family="text">
      <style:text-properties fo:color="#000000" fo:font-size="11pt" officeooo:rsid="00129e38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b8872"/>
    </style:style>
    <style:style style:name="T6" style:family="text">
      <style:text-properties style:text-position="sub 58%" officeooo:rsid="000a1926"/>
    </style:style>
    <style:style style:name="T7" style:family="text">
      <style:text-properties officeooo:rsid="000a1926"/>
    </style:style>
    <style:style style:name="T8" style:family="text">
      <style:text-properties officeooo:rsid="000cefc6"/>
    </style:style>
    <style:style style:name="T9" style:family="text">
      <style:text-properties officeooo:rsid="000b8872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29e38"/>
    </style:style>
    <style:style style:name="T12" style:family="text">
      <style:text-properties style:text-position="0% 100%" officeooo:rsid="000b8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83c35983-7fff-3899-6141-9b037fcd405b"/>PROGRAMA -&gt; <text:span text:style-name="T1">{PilaTS.push(nuevaTablaTS())</text:span></text:p>
      <text:p text:style-name="P2"><text:span text:style-name="T1"><text:tab/><text:tab/>PilaTT.push(nuevaTablaTT())</text:span></text:p>
      <text:p text:style-name="P2"><text:span text:style-name="T1"><text:tab/><text:tab/>dir = 0} <text:s text:c="2"/></text:span>DECLARACIONES FUNCIONES</text:p>
      <text:p text:style-name="P2"/>
      <text:p text:style-name="P2"><text:bookmark text:name="docs-internal-guid-39a33248-7fff-35f8-7302-1a9ccf0e390d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DECLARACIONES -&gt; TIPO <text:span text:style-name="T1">{</text:span><text:bookmark text:name="docs-internal-guid-4f6a0671-7fff-a4a7-adaa-a4caa7f19ef5"/><text:span text:style-name="T2">Lista_var.tipo = Tipo.tipo</text:span><text:span text:style-name="T1">}</text:span> LISTA_VAR ; DECLARACIONES</text:p>
          </table:table-cell>
        </table:table-row>
      </table:table>
      <text:p text:style-name="P2"/>
      <text:p text:style-name="P1"><text:bookmark text:name="docs-internal-guid-381fc100-7fff-4380-ec6a-33cfd2e0ad01"/>INSTRUCCIONES -&gt; SENTENCIA INSTRUCCIONES'</text:p>
      <text:p text:style-name="Standard"/>
      <text:p text:style-name="P10"><text:bookmark text:name="docs-internal-guid-9ba6b1e6-7fff-9aae-fa0c-8c135b1bc7ac"/>setencia.sig <text:s/>= nuevaEtq()</text:p>
      <text:p text:style-name="P9">genCod(label(<text:span text:style-name="T1">sentencia</text:span>.sig))</text:p>
      <text:p text:style-name="Standard"/>
      <text:p text:style-name="Standard"/>
      <text:p text:style-name="P2">INSTRUCCIONES -&gt; <text:span text:style-name="T1">{sentencia.sig = nuevaEtq()}</text:span>SENTENCIA <text:span text:style-name="T1">{</text:span><text:span text:style-name="T3">genCod(label(sentencia.sig))</text:span><text:span text:style-name="T1">} </text:span>INSTRUCCIONES' </text:p>
      <text:p text:style-name="P2"/>
      <text:p text:style-name="P3">bool→<text:span text:style-name="T1">{ </text:span>comb.vddr = bool.vddr</text:p>
      <text:p text:style-name="P4"><text:tab/>comb.fls =nuevoIndice()<text:span text:style-name="T1">} <text:s/></text:span></text:p>
      <text:p text:style-name="P4"><text:tab/>comb </text:p>
      <text:p text:style-name="P3"><text:tab/><text:span text:style-name="T1">{</text:span>bool’.tipoH = comb.tipo</text:p>
      <text:p text:style-name="P6"><text:tab/>bool’.lista_indices = nuevaListaIndices()</text:p>
      <text:p text:style-name="P3"><text:tab/>bool’.lista_indices.agregar(comb.fls)</text:p>
      <text:p text:style-name="P3"><text:span text:style-name="T1"><text:s text:c="12"/></text:span>genCod(label(comb.fls)) <text:s text:c="2"/><text:span text:style-name="T1">}</text:span> bool’ <text:span text:style-name="T1">{</text:span>bool.tipo = bool’.tipoS<text:span text:style-name="T1">}</text:span></text:p>
      <text:p text:style-name="P3"/>
      <text:p text:style-name="P5">int bool(string vddr, string fls){</text:p>
      <text:p text:style-name="P5"><text:tab/>string combFls = nuevoIndice();</text:p>
      <text:p text:style-name="P5"><text:tab/>int combTipo = comb(vddr, combFls);</text:p>
      <text:p text:style-name="P5"><text:tab/>Lista lista = nuevaListaIndices();</text:p>
      <text:p text:style-name="P5"><text:tab/>lista.add(combFls);</text:p>
      <text:p text:style-name="P5"><text:tab/><text:span text:style-name="T7">genCod(label(comb.fls));</text:span><text:tab/></text:p>
      <text:p text:style-name="P5"><text:tab/>return<text:tab/>bool’(combTipo, lista);</text:p>
      <text:p text:style-name="P5">}</text:p>
      <text:p text:style-name="P3"/>
      <text:p text:style-name="P3"/>
      <text:p text:style-name="P3">bool’→|| <text:span text:style-name="T1">{</text:span>comb.vddr = bool.vddr</text:p>
      <text:p text:style-name="P3"><text:s text:c="16"/>comb.fls =nuevoIndice()<text:span text:style-name="T1">} </text:span>comb</text:p>
      <text:p text:style-name="P3"><text:s/><text:tab/><text:span text:style-name="T1">{</text:span> Si equivalentes(bool’.tipo<text:span text:style-name="T8">H</text:span>, comb.tipo) Entonces</text:p>
      <text:p text:style-name="P7"><text:span text:style-name="T7"><text:tab/><text:tab/> <text:s/>bool’</text:span><text:span text:style-name="T6">1</text:span><text:span text:style-name="T7"> .</text:span><text:span text:style-name="T9">tipoH = comb.tipo</text:span></text:p>
      <text:p text:style-name="P7"><text:tab/><text:tab/> <text:s/>bool’<text:span text:style-name="T4">1</text:span> .vddr = bool.vddr</text:p>
      <text:p text:style-name="P7"><text:tab/><text:tab/> <text:s/>bool’<text:span text:style-name="T4">1</text:span> .fls = bool.fls <text:s text:c="3"/></text:p>
      <text:p text:style-name="P6"><text:tab/><text:tab/> <text:s/>bool’<text:span text:style-name="T5">1</text:span>.lista_indices = <text:s/>bool’<text:span text:style-name="T5">1</text:span>.lista_indices</text:p>
      <text:p text:style-name="P7"><text:span text:style-name="T7"><text:tab/><text:tab/> <text:s/>bool’</text:span><text:span text:style-name="T5">1</text:span><text:span text:style-name="T7">.lista_indices.agregar(comb.fls)</text:span></text:p>
      <text:p text:style-name="P7"><text:s text:c="3"/><text:tab/><text:tab/> <text:s/>genCod(label(<text:span text:style-name="T1">comb</text:span> .fls))</text:p>
      <text:p text:style-name="P7"><text:tab/>Sino</text:p>
      <text:p text:style-name="P7"><text:tab/><text:tab/> <text:s text:c="3"/>error(”Tipos incompatibles”)</text:p>
      <text:p text:style-name="P3"><text:tab/>FinSi</text:p>
      <text:p text:style-name="P3"><text:s text:c="13"/><text:span text:style-name="T1">}</text:span> <text:s/>bool’<text:span text:style-name="T4">1 </text:span><text:span text:style-name="T11">{ </text:span><text:span text:style-name="T10">bool’.tipo</text:span><text:span text:style-name="T12">S</text:span><text:span text:style-name="T10"> = bool’</text:span><text:span text:style-name="T5">1</text:span><text:span text:style-name="T10">.tipoS</text:span><text:span text:style-name="T11">}</text:span></text:p>
      <text:p text:style-name="P3"><text:span text:style-name="T11"/></text:p>
      <text:p text:style-name="P3"><text:span text:style-name="T11"><text:tab/>| <text:s/>{</text:span><text:span text:style-name="T12">reemplazarIndices(bool’.lista_indices, bool’.fls, cuadruplas)</text:span></text:p>
      <text:p text:style-name="P3"><text:span text:style-name="T12"><text:tab/> <text:s text:c="4"/>bool’.tipoS = int</text:span><text:span text:style-name="T11">}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8T14:42:12.977900109</meta:creation-date>
    <dc:date>2021-01-28T15:08:51.257522414</dc:date>
    <meta:editing-duration>PT7M27S</meta:editing-duration>
    <meta:editing-cycles>1</meta:editing-cycles>
    <meta:document-statistic meta:table-count="1" meta:image-count="0" meta:object-count="0" meta:page-count="1" meta:paragraph-count="38" meta:word-count="124" meta:character-count="1353" meta:non-whitespace-character-count="1149"/>
    <meta:generator>LibreOffice/6.4.4.2$Linux_X86_64 LibreOffice_project/40$Build-2</meta:generator>
  </office:meta>
</office:document-meta>
</file>